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46B3000019D810DEFD6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559500002624F3015D0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0f75f7"/>
    </style:style>
    <style:style style:name="P2" style:family="paragraph" style:parent-style-name="Standard">
      <style:text-properties officeooo:rsid="000f75f7" officeooo:paragraph-rsid="001040ca"/>
    </style:style>
    <style:style style:name="P3" style:family="paragraph" style:parent-style-name="Standard">
      <style:text-properties officeooo:rsid="000f75f7" officeooo:paragraph-rsid="0012dc22"/>
    </style:style>
    <style:style style:name="P4" style:family="paragraph" style:parent-style-name="Standard">
      <style:text-properties fo:font-weight="bold" officeooo:rsid="000f75f7" officeooo:paragraph-rsid="000f75f7" style:font-weight-asian="bold" style:font-weight-complex="bold"/>
    </style:style>
    <style:style style:name="P5" style:family="paragraph" style:parent-style-name="Standard">
      <style:text-properties officeooo:rsid="00114b37" officeooo:paragraph-rsid="00114b37"/>
    </style:style>
    <style:style style:name="P6" style:family="paragraph" style:parent-style-name="Standard">
      <style:text-properties officeooo:rsid="0011c0da" officeooo:paragraph-rsid="0011c0da"/>
    </style:style>
    <style:style style:name="P7" style:family="paragraph" style:parent-style-name="Standard">
      <style:paragraph-properties fo:break-before="page"/>
      <style:text-properties officeooo:rsid="000f75f7" officeooo:paragraph-rsid="000f75f7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When we are opening git hub, we will need to log in to our github account. After logging in,</text:p>
      <text:p text:style-name="P5">you will go to a page opening your account repositories.</text:p>
      <text:p text:style-name="P5"/>
      <text:p text:style-name="P5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7">2. Cloning git.</text:p>
      <text:p text:style-name="P5">When we start using git, the first time we do is cloning a repository, we can do it by:</text:p>
      <text:p text:style-name="P5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5"/>
      <text:p text:style-name="P5"/>
      <text:p text:style-name="P6">When you're done, you will able to see cloned repository in the local repository.</text:p>
      <text:p text:style-name="P6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6"/>
      <text:p text:style-name="P1"/>
      <text:p text:style-name="P7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3"/>
      <text:p text:style-name="P1">4. <text:span text:style-name="T1">Retrieving changes</text:span></text:p>
      <text:p text:style-name="P2">5. Commiting change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1.2$Windows_x86 LibreOffice_project/7e4286b58adc75a14f6d83f53a03b6c11fa2903</meta:generator>
    <dc:date>2013-09-18T16:28:22.133000000</dc:date>
    <meta:document-statistic meta:table-count="0" meta:image-count="5" meta:object-count="0" meta:page-count="3" meta:paragraph-count="10" meta:word-count="88" meta:character-count="473" meta:non-whitespace-character-count="395"/>
    <meta:user-defined meta:name="Info 1"/>
    <meta:user-defined meta:name="Info 2"/>
    <meta:user-defined meta:name="Info 3"/>
    <meta:user-defined meta:name="Info 4"/>
  </office:meta>
</office:document-meta>
</file>